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Typ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c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y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n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day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day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dst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ear_s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  <table:table-cell table:formula="of:=TEXT([.E14]; &quot;00&quot;)" office:value-type="string" office:string-value="54" calcext:value-type="string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formula="of:=CONCATENATE([.F14];TEXT([.E15];&quot;00&quot;))" office:value-type="string" office:string-value="5445" calcext:value-type="string">
            <text:p>5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formula="of:=CONCATENATE([.F15];TEXT([.E16];&quot;00&quot;))" office:value-type="string" office:string-value="544553" calcext:value-type="string">
            <text:p>54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formula="of:=CONCATENATE([.F16];TEXT([.E17];&quot;00&quot;))" office:value-type="string" office:string-value="54455354" calcext:value-type="string">
            <text:p>5445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table:style-name="ce2"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  <table:table-cell table:formula="of:=CONCATENATE([.F17];TEXT([.E18];&quot;00&quot;))" office:value-type="string" office:string-value="5445535400" calcext:value-type="string">
            <text:p>544553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18];TEXT([.E19];&quot;00&quot;))" office:value-type="string" office:string-value="544553540000" calcext:value-type="string">
            <text:p>54455354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19];TEXT([.E20];&quot;00&quot;))" office:value-type="string" office:string-value="54455354000000" calcext:value-type="string">
            <text:p>5445535400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0];TEXT([.E21];&quot;00&quot;))" office:value-type="string" office:string-value="5445535400000000" calcext:value-type="string">
            <text:p>544553540000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  <table:table-cell table:formula="of:=CONCATENATE([.F21];TEXT([.E22];&quot;00&quot;))" office:value-type="string" office:string-value="54455354000000003f" calcext:value-type="string">
            <text:p>54455354000000003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2];TEXT([.E23];&quot;00&quot;))" office:value-type="string" office:string-value="54455354000000003f00" calcext:value-type="string">
            <text:p>54455354000000003f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3];TEXT([.E24];&quot;00&quot;))" office:value-type="string" office:string-value="54455354000000003f0000" calcext:value-type="string">
            <text:p>54455354000000003f00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24];TEXT([.E25];&quot;00&quot;))" office:value-type="string" office:string-value="54455354000000003f000080" calcext:value-type="string">
            <text:p>54455354000000003f00008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5];TEXT([.E26];&quot;00&quot;))" office:value-type="string" office:string-value="54455354000000003f0000803e" calcext:value-type="string">
            <text:p>54455354000000003f0000803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D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6];TEXT([.E27];&quot;00&quot;))" office:value-type="string" office:string-value="54455354000000003f0000803e00" calcext:value-type="string">
            <text:p>54455354000000003f0000803e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7];TEXT([.E28];&quot;00&quot;))" office:value-type="string" office:string-value="54455354000000003f0000803e0000" calcext:value-type="string">
            <text:p>54455354000000003f0000803e00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F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8];TEXT([.E29];&quot;00&quot;))" office:value-type="string" office:string-value="54455354000000003f0000803e000000" calcext:value-type="string">
            <text:p>54455354000000003f0000803e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9];TEXT([.E30];&quot;00&quot;))" office:value-type="string" office:string-value="54455354000000003f0000803e0000003e" calcext:value-type="string">
            <text:p>54455354000000003f0000803e000000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  <table:table-cell table:formula="of:=CONCATENATE([.F30];TEXT([.E31];&quot;00&quot;))" office:value-type="string" office:string-value="54455354000000003f0000803e0000003e01" calcext:value-type="string">
            <text:p>54455354000000003f0000803e0000003e0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12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1];TEXT([.E32];&quot;00&quot;))" office:value-type="string" office:string-value="54455354000000003f0000803e0000003e0100" calcext:value-type="string">
            <text:p>54455354000000003f0000803e0000003e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  <table:table-cell table:formula="of:=CONCATENATE([.F32];TEXT([.E33];&quot;00&quot;))" office:value-type="string" office:string-value="54455354000000003f0000803e0000003e010002" calcext:value-type="string">
            <text:p>54455354000000003f0000803e0000003e0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3];TEXT([.E34];&quot;00&quot;))" office:value-type="string" office:string-value="54455354000000003f0000803e0000003e01000200" calcext:value-type="string">
            <text:p>54455354000000003f0000803e0000003e0100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  <table:table-cell table:formula="of:=CONCATENATE([.F34];TEXT([.E35];&quot;00&quot;))" office:value-type="string" office:string-value="54455354000000003f0000803e0000003e0100020003" calcext:value-type="string">
            <text:p>54455354000000003f0000803e0000003e010002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5];TEXT([.E36];&quot;00&quot;))" office:value-type="string" office:string-value="54455354000000003f0000803e0000003e010002000300" calcext:value-type="string">
            <text:p>54455354000000003f0000803e0000003e010002000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36];TEXT([.E37];&quot;00&quot;))" office:value-type="string" office:string-value="54455354000000003f0000803e0000003e01000200030000" calcext:value-type="string">
            <text:p>54455354000000003f0000803e0000003e0100020003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7];TEXT([.E38];&quot;00&quot;))" office:value-type="string" office:string-value="54455354000000003f0000803e0000003e0100020003000000" calcext:value-type="string">
            <text:p>54455354000000003f0000803e0000003e0100020003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8];TEXT([.E39];&quot;00&quot;))" office:value-type="string" office:string-value="54455354000000003f0000803e0000003e010002000300000000" calcext:value-type="string">
            <text:p>54455354000000003f0000803e0000003e0100020003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39];TEXT([.E40];&quot;00&quot;))" office:value-type="string" office:string-value="54455354000000003f0000803e0000003e01000200030000000040" calcext:value-type="string">
            <text:p>54455354000000003f0000803e0000003e01000200030000000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40];TEXT([.E41];&quot;00&quot;))" office:value-type="string" office:string-value="54455354000000003f0000803e0000003e0100020003000000004000" calcext:value-type="string">
            <text:p>54455354000000003f0000803e0000003e010002000300000000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41];TEXT([.E42];&quot;00&quot;))" office:value-type="string" office:string-value="54455354000000003f0000803e0000003e010002000300000000400000" calcext:value-type="string">
            <text:p>54455354000000003f0000803e0000003e0100020003000000004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42];TEXT([.E43];&quot;00&quot;))" office:value-type="string" office:string-value="54455354000000003f0000803e0000003e01000200030000000040000080" calcext:value-type="string">
            <text:p>54455354000000003f0000803e0000003e0100020003000000004000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43];TEXT([.E44];&quot;00&quot;))" office:value-type="string" office:string-value="54455354000000003f0000803e0000003e0100020003000000004000008040" calcext:value-type="string">
            <text:p>54455354000000003f0000803e0000003e0100020003000000004000008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  <table:table-cell table:formula="of:=CONCATENATE([.F44];TEXT([.E45];&quot;00&quot;))" office:value-type="string" office:string-value="54455354000000003f0000803e0000003e010002000300000000400000804000" calcext:value-type="string">
            <text:p>54455354000000003f0000803e0000003e01000200030000000040000080400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Etc, etc...</text:p>
          </table:table-cell>
          <table:covered-table-cell/>
          <table:covered-table-cell table:style-name="Default"/>
          <table:table-cell/>
          <table:table-cell office:value-type="float" office:value="1" calcext:value-type="float">
            <text:p>01</text:p>
          </table:table-cell>
          <table:table-cell table:formula="of:=CONCATENATE([.F45];TEXT([.E46];&quot;00&quot;))" office:value-type="string" office:string-value="54455354000000003f0000803e0000003e01000200030000000040000080400001" calcext:value-type="string">
            <text:p>54455354000000003f0000803e0000003e01000200030000000040000080400001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02</text:p>
          </table:table-cell>
          <table:table-cell table:formula="of:=CONCATENATE([.F46];TEXT([.E47];&quot;00&quot;))" office:value-type="string" office:string-value="54455354000000003f0000803e0000003e0100020003000000004000008040000102" calcext:value-type="string">
            <text:p>54455354000000003f0000803e0000003e0100020003000000004000008040000102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03</text:p>
          </table:table-cell>
          <table:table-cell table:formula="of:=CONCATENATE([.F47];TEXT([.E48];&quot;00&quot;))" office:value-type="string" office:string-value="54455354000000003f0000803e0000003e010002000300000000400000804000010203" calcext:value-type="string">
            <text:p>54455354000000003f0000803e0000003e010002000300000000400000804000010203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04</text:p>
          </table:table-cell>
          <table:table-cell table:formula="of:=CONCATENATE([.F48];TEXT([.E49];&quot;00&quot;))" office:value-type="string" office:string-value="54455354000000003f0000803e0000003e01000200030000000040000080400001020304" calcext:value-type="string">
            <text:p>54455354000000003f0000803e0000003e01000200030000000040000080400001020304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05</text:p>
          </table:table-cell>
          <table:table-cell table:formula="of:=CONCATENATE([.F49];TEXT([.E50];&quot;00&quot;))" office:value-type="string" office:string-value="54455354000000003f0000803e0000003e0100020003000000004000008040000102030405" calcext:value-type="string">
            <text:p>54455354000000003f0000803e0000003e010002000300000000400000804000010203040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0</text:p>
          </table:table-cell>
          <table:table-cell table:formula="of:=CONCATENATE([.F50];TEXT([.E51];&quot;00&quot;))" office:value-type="string" office:string-value="54455354000000003f0000803e0000003e010002000300000000400000804000010203040500" calcext:value-type="string">
            <text:p>54455354000000003f0000803e0000003e010002000300000000400000804000010203040500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06</text:p>
          </table:table-cell>
          <table:table-cell table:formula="of:=CONCATENATE([.F51];TEXT([.E52];&quot;00&quot;))" office:value-type="string" office:string-value="54455354000000003f0000803e0000003e01000200030000000040000080400001020304050006" calcext:value-type="string">
            <text:p>54455354000000003f0000803e0000003e01000200030000000040000080400001020304050006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07</text:p>
          </table:table-cell>
          <table:table-cell table:formula="of:=CONCATENATE([.F52];TEXT([.E53];&quot;00&quot;))" office:value-type="string" office:string-value="54455354000000003f0000803e0000003e0100020003000000004000008040000102030405000607" calcext:value-type="string">
            <text:p>54455354000000003f0000803e0000003e0100020003000000004000008040000102030405000607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08</text:p>
          </table:table-cell>
          <table:table-cell table:formula="of:=CONCATENATE([.F53];TEXT([.E54];&quot;00&quot;))" office:value-type="string" office:string-value="54455354000000003f0000803e0000003e010002000300000000400000804000010203040500060708" calcext:value-type="string">
            <text:p>54455354000000003f0000803e0000003e010002000300000000400000804000010203040500060708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09</text:p>
          </table:table-cell>
          <table:table-cell table:formula="of:=CONCATENATE([.F54];TEXT([.E55];&quot;00&quot;))" office:value-type="string" office:string-value="54455354000000003f0000803e0000003e01000200030000000040000080400001020304050006070809" calcext:value-type="string">
            <text:p>54455354000000003f0000803e0000003e01000200030000000040000080400001020304050006070809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Long-ter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.test</text:p>
          </table:table-cell>
          <table:table-cell office:value-type="float" office:value="0" calcext:value-type="float">
            <text:p>00</text:p>
          </table:table-cell>
          <table:table-cell table:formula="of:=TEXT([.E58]; &quot;00&quot;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1" calcext:value-type="float">
            <text:p>01</text:p>
          </table:table-cell>
          <table:table-cell table:formula="of:=CONCATENATE([.F58];TEXT([.E59];&quot;00&quot;))" office:value-type="string" office:string-value="0001" calcext:value-type="string">
            <text:p>00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2" calcext:value-type="float">
            <text:p>02</text:p>
          </table:table-cell>
          <table:table-cell table:formula="of:=CONCATENATE([.F59];TEXT([.E60];&quot;00&quot;))" office:value-type="string" office:string-value="000102" calcext:value-type="string">
            <text:p>0001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3" calcext:value-type="float">
            <text:p>03</text:p>
          </table:table-cell>
          <table:table-cell table:formula="of:=CONCATENATE([.F60];TEXT([.E61];&quot;00&quot;))" office:value-type="string" office:string-value="00010203" calcext:value-type="string">
            <text:p>000102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4" calcext:value-type="float">
            <text:p>04</text:p>
          </table:table-cell>
          <table:table-cell table:formula="of:=CONCATENATE([.F61];TEXT([.E62];&quot;00&quot;))" office:value-type="string" office:string-value="0001020304" calcext:value-type="string">
            <text:p>00010203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5" calcext:value-type="float">
            <text:p>05</text:p>
          </table:table-cell>
          <table:table-cell table:formula="of:=CONCATENATE([.F62];TEXT([.E63];&quot;00&quot;))" office:value-type="string" office:string-value="000102030405" calcext:value-type="string">
            <text:p>0001020304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0" calcext:value-type="float">
            <text:p>00</text:p>
          </table:table-cell>
          <table:table-cell table:formula="of:=CONCATENATE([.F63];TEXT([.E64];&quot;00&quot;))" office:value-type="string" office:string-value="00010203040500" calcext:value-type="string">
            <text:p>000102030405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6" calcext:value-type="float">
            <text:p>06</text:p>
          </table:table-cell>
          <table:table-cell table:formula="of:=CONCATENATE([.F64];TEXT([.E65];&quot;00&quot;))" office:value-type="string" office:string-value="0001020304050006" calcext:value-type="string">
            <text:p>0001020304050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7" calcext:value-type="float">
            <text:p>07</text:p>
          </table:table-cell>
          <table:table-cell table:formula="of:=CONCATENATE([.F65];TEXT([.E66];&quot;00&quot;))" office:value-type="string" office:string-value="000102030405000607" calcext:value-type="string">
            <text:p>0001020304050006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8" calcext:value-type="float">
            <text:p>08</text:p>
          </table:table-cell>
          <table:table-cell table:formula="of:=CONCATENATE([.F66];TEXT([.E67];&quot;00&quot;))" office:value-type="string" office:string-value="00010203040500060708" calcext:value-type="string">
            <text:p>00010203040500060708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/>
          <table:table-cell office:value-type="float" office:value="9" calcext:value-type="float">
            <text:p>09</text:p>
          </table:table-cell>
          <table:table-cell table:formula="of:=CONCATENATE([.F67];TEXT([.E68];&quot;00&quot;))" office:value-type="string" office:string-value="0001020304050006070809" calcext:value-type="string">
            <text:p>0001020304050006070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celsius 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0</text:p>
          </table:table-cell>
          <table:table-cell table:formula="of:=CONCATENATE([.F68];TEXT([.E69];&quot;00&quot;))" office:value-type="string" office:string-value="000102030405000607080900" calcext:value-type="string">
            <text:p>0001020304050006070809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0" calcext:value-type="float">
            <text:p>00</text:p>
          </table:table-cell>
          <table:table-cell table:formula="of:=CONCATENATE([.F69];TEXT([.E70];&quot;00&quot;))" office:value-type="string" office:string-value="00010203040500060708090000" calcext:value-type="string">
            <text:p>0001020304050006070809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float" office:value="0" calcext:value-type="float">
            <text:p>00</text:p>
          </table:table-cell>
          <table:table-cell table:formula="of:=CONCATENATE([.F70];TEXT([.E71];&quot;00&quot;))" office:value-type="string" office:string-value="0001020304050006070809000000" calcext:value-type="string">
            <text:p>000102030405000607080900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</text:p>
          </table:table-cell>
          <table:table-cell table:style-name="ce2" office:value-type="string" calcext:value-type="string">
            <text:p>-</text:p>
          </table:table-cell>
          <table:table-cell table:style-name="ce8"/>
          <table:table-cell/>
          <table:table-cell office:value-type="string" calcext:value-type="string">
            <text:p>3f</text:p>
          </table:table-cell>
          <table:table-cell table:formula="of:=CONCATENATE([.F71];TEXT([.E72];&quot;00&quot;))" office:value-type="string" office:string-value="00010203040500060708090000003f" calcext:value-type="string">
            <text:p>00010203040500060708090000003f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3 gyro reads, scaled by 2000DPS</text:p>
          </table:table-cell>
          <table:table-cell table:style-name="ce2"/>
          <table:table-cell/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yroscop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DPS Value</text:p>
          </table:table-cell>
          <table:table-cell table:style-name="ce1" office:value-type="string" calcext:value-type="string">
            <text:p>Short V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table:formula="of:=(FLOOR([.D75]/2000 * (2^15)))" office:value-type="float" office:value="24576" calcext:value-type="float">
            <text:p>24576</text:p>
          </table:table-cell>
          <table:table-cell table:formula="of:=DEC2HEX([.E75])" office:value-type="string" office:string-value="6000" calcext:value-type="string">
            <text:p>6000</text:p>
          </table:table-cell>
          <table:table-cell table:style-name="ce9" office:value-type="float" office:value="0" calcext:value-type="float">
            <text:p>00</text:p>
          </table:table-cell>
          <table:table-cell table:formula="of:=TEXT([.G75]; &quot;00&quot;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60" calcext:value-type="float">
            <text:p>60</text:p>
          </table:table-cell>
          <table:table-cell table:formula="of:=CONCATENATE([.H75];TEXT([.G76];&quot;00&quot;))" office:value-type="string" office:string-value="0060" calcext:value-type="string">
            <text:p>00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(FLOOR([.D77]/2000 * (2^15)))" office:value-type="float" office:value="16384" calcext:value-type="float">
            <text:p>16384</text:p>
          </table:table-cell>
          <table:table-cell table:formula="of:=DEC2HEX([.E77])" office:value-type="string" office:string-value="4000" calcext:value-type="string">
            <text:p>4000</text:p>
          </table:table-cell>
          <table:table-cell table:style-name="ce9" office:value-type="float" office:value="0" calcext:value-type="float">
            <text:p>00</text:p>
          </table:table-cell>
          <table:table-cell table:formula="of:=CONCATENATE([.H76];TEXT([.G77];&quot;00&quot;))" office:value-type="string" office:string-value="006000" calcext:value-type="string">
            <text:p>00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40" calcext:value-type="float">
            <text:p>40</text:p>
          </table:table-cell>
          <table:table-cell table:formula="of:=CONCATENATE([.H77];TEXT([.G78];&quot;00&quot;))" office:value-type="string" office:string-value="00600040" calcext:value-type="string">
            <text:p>00600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table:formula="of:=(FLOOR([.D79]/2000 * (2^15)))" office:value-type="float" office:value="8192" calcext:value-type="float">
            <text:p>8192</text:p>
          </table:table-cell>
          <table:table-cell table:formula="of:=DEC2HEX([.E79])" office:value-type="string" office:string-value="2000" calcext:value-type="string">
            <text:p>2000</text:p>
          </table:table-cell>
          <table:table-cell table:style-name="ce9" office:value-type="float" office:value="0" calcext:value-type="float">
            <text:p>00</text:p>
          </table:table-cell>
          <table:table-cell table:formula="of:=CONCATENATE([.H78];TEXT([.G79];&quot;00&quot;))" office:value-type="string" office:string-value="0060004000" calcext:value-type="string">
            <text:p>006000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20" calcext:value-type="float">
            <text:p>20</text:p>
          </table:table-cell>
          <table:table-cell table:formula="of:=CONCATENATE([.H79];TEXT([.G80];&quot;00&quot;))" office:value-type="string" office:string-value="006000400020" calcext:value-type="string">
            <text:p>006000400020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office:value-type="float" office:value="200" calcext:value-type="float">
            <text:p>200</text:p>
          </table:table-cell>
          <table:table-cell table:formula="of:=(FLOOR([.D81]/2000 * (2^15)))" office:value-type="float" office:value="3276" calcext:value-type="float">
            <text:p>3276</text:p>
          </table:table-cell>
          <table:table-cell table:formula="of:=DEC2HEX([.E81])" office:value-type="string" office:string-value="CCC" calcext:value-type="string">
            <text:p>CCC</text:p>
          </table:table-cell>
          <table:table-cell table:style-name="ce9" office:value-type="string" calcext:value-type="string">
            <text:p>cc</text:p>
          </table:table-cell>
          <table:table-cell table:formula="of:=CONCATENATE([.H80];TEXT([.G81];&quot;00&quot;))" office:value-type="string" office:string-value="006000400020cc" calcext:value-type="string">
            <text:p>006000400020c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string" calcext:value-type="string">
            <text:p>0c</text:p>
          </table:table-cell>
          <table:table-cell table:formula="of:=CONCATENATE([.H81];TEXT([.G82];&quot;00&quot;))" office:value-type="string" office:string-value="006000400020cc0c" calcext:value-type="string">
            <text:p>006000400020cc0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table:formula="of:=(FLOOR([.D83]/2000 * (2^15)))" office:value-type="float" office:value="1638" calcext:value-type="float">
            <text:p>1638</text:p>
          </table:table-cell>
          <table:table-cell table:formula="of:=DEC2HEX([.E83])" office:value-type="string" office:string-value="666" calcext:value-type="string">
            <text:p>666</text:p>
          </table:table-cell>
          <table:table-cell table:style-name="ce9" office:value-type="float" office:value="66" calcext:value-type="float">
            <text:p>66</text:p>
          </table:table-cell>
          <table:table-cell table:formula="of:=CONCATENATE([.H82];TEXT([.G83];&quot;00&quot;))" office:value-type="string" office:string-value="006000400020cc0c66" calcext:value-type="string">
            <text:p>006000400020cc0c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6" calcext:value-type="float">
            <text:p>06</text:p>
          </table:table-cell>
          <table:table-cell table:formula="of:=CONCATENATE([.H83];TEXT([.G84];&quot;00&quot;))" office:value-type="string" office:string-value="006000400020cc0c6606" calcext:value-type="string">
            <text:p>006000400020cc0c6606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office:value-type="float" office:value="50" calcext:value-type="float">
            <text:p>50</text:p>
          </table:table-cell>
          <table:table-cell table:formula="of:=(FLOOR([.D85]/2000 * (2^15)))" office:value-type="float" office:value="819" calcext:value-type="float">
            <text:p>819</text:p>
          </table:table-cell>
          <table:table-cell table:formula="of:=DEC2HEX([.E85])" office:value-type="string" office:string-value="333" calcext:value-type="string">
            <text:p>333</text:p>
          </table:table-cell>
          <table:table-cell table:style-name="ce9" office:value-type="float" office:value="33" calcext:value-type="float">
            <text:p>33</text:p>
          </table:table-cell>
          <table:table-cell table:formula="of:=CONCATENATE([.H84];TEXT([.G85];&quot;00&quot;))" office:value-type="string" office:string-value="006000400020cc0c660633" calcext:value-type="string">
            <text:p>006000400020cc0c660633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3" calcext:value-type="float">
            <text:p>03</text:p>
          </table:table-cell>
          <table:table-cell table:formula="of:=CONCATENATE([.H85];TEXT([.G86];&quot;00&quot;))" office:value-type="string" office:string-value="006000400020cc0c66063303" calcext:value-type="string">
            <text:p>006000400020cc0c66063303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4" office:value-type="string" calcext:value-type="string">
            <text:p>in16_t</text:p>
          </table:table-cell>
          <table:table-cell table:style-name="ce4"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formula="of:=(FLOOR([.D87]/2000 * (2^15)))" office:value-type="float" office:value="327" calcext:value-type="float">
            <text:p>327</text:p>
          </table:table-cell>
          <table:table-cell table:formula="of:=DEC2HEX([.E87])" office:value-type="string" office:string-value="147" calcext:value-type="string">
            <text:p>147</text:p>
          </table:table-cell>
          <table:table-cell table:style-name="ce9" office:value-type="float" office:value="47" calcext:value-type="float">
            <text:p>47</text:p>
          </table:table-cell>
          <table:table-cell table:formula="of:=CONCATENATE([.H86];TEXT([.G87];&quot;00&quot;))" office:value-type="string" office:string-value="006000400020cc0c6606330347" calcext:value-type="string">
            <text:p>006000400020cc0c6606330347</text:p>
          </table:table-cell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" office:value-type="float" office:value="1" calcext:value-type="float">
            <text:p>01</text:p>
          </table:table-cell>
          <table:table-cell table:formula="of:=CONCATENATE([.H87];TEXT([.G88];&quot;00&quot;))" office:value-type="string" office:string-value="006000400020cc0c660633034701" calcext:value-type="string">
            <text:p>006000400020cc0c660633034701</text:p>
          </table:table-cell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formula="of:=(FLOOR([.D89]/2000 * (2^15)))" office:value-type="float" office:value="81" calcext:value-type="float">
            <text:p>81</text:p>
          </table:table-cell>
          <table:table-cell table:formula="of:=DEC2HEX([.E89])" office:value-type="string" office:string-value="51" calcext:value-type="string">
            <text:p>51</text:p>
          </table:table-cell>
          <table:table-cell table:style-name="ce9" office:value-type="float" office:value="51" calcext:value-type="float">
            <text:p>51</text:p>
          </table:table-cell>
          <table:table-cell table:formula="of:=CONCATENATE([.H88];TEXT([.G89];&quot;00&quot;))" office:value-type="string" office:string-value="006000400020cc0c66063303470151" calcext:value-type="string">
            <text:p>006000400020cc0c66063303470151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/>
          <table:table-cell table:style-name="ce9" office:value-type="float" office:value="0" calcext:value-type="float">
            <text:p>00</text:p>
          </table:table-cell>
          <table:table-cell table:formula="of:=CONCATENATE([.H89];TEXT([.G90];&quot;00&quot;))" office:value-type="string" office:string-value="006000400020cc0c6606330347015100" calcext:value-type="string">
            <text:p>006000400020cc0c6606330347015100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(FLOOR([.D91]/2000 * (2^15)))" office:value-type="float" office:value="16" calcext:value-type="float">
            <text:p>16</text:p>
          </table:table-cell>
          <table:table-cell table:formula="of:=DEC2HEX([.E91])" office:value-type="string" office:string-value="10" calcext:value-type="string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formula="of:=CONCATENATE([.H90];TEXT([.G91];&quot;00&quot;))" office:value-type="string" office:string-value="006000400020cc0c660633034701510010" calcext:value-type="string">
            <text:p>006000400020cc0c66063303470151001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/>
          <table:table-cell table:style-name="ce9" office:value-type="float" office:value="0" calcext:value-type="float">
            <text:p>00</text:p>
          </table:table-cell>
          <table:table-cell table:formula="of:=CONCATENATE([.H91];TEXT([.G92];&quot;00&quot;))" office:value-type="string" office:string-value="006000400020cc0c66063303470151001000" calcext:value-type="string">
            <text:p>006000400020cc0c6606330347015100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1:28:57.77887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02-07T21:38:08.681377626</dc:date>
    <meta:editing-duration>PT1H8M35S</meta:editing-duration>
    <meta:editing-cycles>80</meta:editing-cycles>
    <meta:generator>LibreOffice/5.1.4.2$Linux_X86_64 LibreOffice_project/10m0$Build-2</meta:generator>
    <meta:document-statistic meta:table-count="1" meta:cell-count="426" meta:object-count="0"/>
  </office:meta>
</office:document-meta>
</file>